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24.185cm" style:rel-width="100%" table:align="center"/>
    </style:style>
    <style:style style:name="Table1.A" style:family="table-column">
      <style:table-column-properties style:column-width="8.793cm" style:rel-column-width="4985*"/>
    </style:style>
    <style:style style:name="Table1.B" style:family="table-column">
      <style:table-column-properties style:column-width="6.576cm" style:rel-column-width="3728*"/>
    </style:style>
    <style:style style:name="Table1.C" style:family="table-column">
      <style:table-column-properties style:column-width="4.419cm" style:rel-column-width="2505*"/>
    </style:style>
    <style:style style:name="Table1.D" style:family="table-column">
      <style:table-column-properties style:column-width="2.2cm" style:rel-column-width="1247*"/>
    </style:style>
    <style:style style:name="Table1.E" style:family="table-column">
      <style:table-column-properties style:column-width="2.198cm" style:rel-column-width="12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0.83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FindPanel" style:family="table">
      <style:table-properties style:width="24.185cm" style:rel-width="100%" table:align="center"/>
    </style:style>
    <style:style style:name="FindPanel.A" style:family="table-column">
      <style:table-column-properties style:column-width="8.793cm" style:rel-column-width="4985*"/>
    </style:style>
    <style:style style:name="FindPanel.B" style:family="table-column">
      <style:table-column-properties style:column-width="6.576cm" style:rel-column-width="3728*"/>
    </style:style>
    <style:style style:name="FindPanel.C" style:family="table-column">
      <style:table-column-properties style:column-width="4.419cm" style:rel-column-width="2505*"/>
    </style:style>
    <style:style style:name="FindPanel.D" style:family="table-column">
      <style:table-column-properties style:column-width="2.2cm" style:rel-column-width="1247*"/>
    </style:style>
    <style:style style:name="FindPanel.E" style:family="table-column">
      <style:table-column-properties style:column-width="2.198cm" style:rel-column-width="1246*"/>
    </style:style>
    <style:style style:name="FindPanel.A1" style:family="table-cell">
      <style:table-cell-properties fo:padding="0.097cm" fo:border-left="0.05pt solid #000000" fo:border-right="none" fo:border-top="0.05pt solid #000000" fo:border-bottom="0.05pt solid #000000"/>
    </style:style>
    <style:style style:name="FindPanel.E1" style:family="table-cell">
      <style:table-cell-properties fo:padding="0.097cm" fo:border="0.05pt solid #000000"/>
    </style:style>
    <style:style style:name="FindPanel.2" style:family="table-row">
      <style:table-row-properties style:min-row-height="2.245cm"/>
    </style:style>
    <style:style style:name="FindPanel.A2" style:family="table-cell">
      <style:table-cell-properties fo:padding="0.097cm" fo:border-left="0.05pt solid #000000" fo:border-right="none" fo:border-top="none" fo:border-bottom="0.05pt solid #000000"/>
    </style:style>
    <style:style style:name="FindPanel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Standard">
      <style:text-properties officeooo:rsid="0176b890"/>
    </style:style>
    <style:style style:name="P3" style:family="paragraph" style:parent-style-name="Standard">
      <style:text-properties officeooo:rsid="0176b890" officeooo:paragraph-rsid="0192a2c7"/>
    </style:style>
    <style:style style:name="P4" style:family="paragraph" style:parent-style-name="Standard">
      <style:text-properties officeooo:rsid="018bc964" officeooo:paragraph-rsid="018bc964"/>
    </style:style>
    <style:style style:name="P5" style:family="paragraph" style:parent-style-name="Standard">
      <style:text-properties officeooo:paragraph-rsid="0192a2c7"/>
    </style:style>
    <style:style style:name="P6" style:family="paragraph" style:parent-style-name="jil_5f_body">
      <style:text-properties officeooo:rsid="01af4662" officeooo:paragraph-rsid="0170e95c"/>
    </style:style>
    <style:style style:name="P7" style:family="paragraph" style:parent-style-name="jil_5f_body">
      <style:text-properties officeooo:rsid="01af4662" officeooo:paragraph-rsid="0192a2c7"/>
    </style:style>
    <style:style style:name="P8" style:family="paragraph" style:parent-style-name="jil_5f_body">
      <style:text-properties officeooo:rsid="0179bcec" officeooo:paragraph-rsid="0170e95c"/>
    </style:style>
    <style:style style:name="P9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70e95c" style:font-name-asian="宋体1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92a2c7" style:font-name-asian="宋体1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Book Antiqua" fo:font-size="11pt" officeooo:paragraph-rsid="0170e95c" style:font-name-asian="宋体1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Book Antiqua" fo:font-size="11pt" officeooo:paragraph-rsid="0192a2c7" style:font-name-asian="宋体1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Book Antiqua" fo:font-size="11pt" officeooo:rsid="0171c509" officeooo:paragraph-rsid="0180bbd2" style:font-name-asian="宋体1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ook Antiqua" fo:font-size="11pt" officeooo:rsid="0175486c" officeooo:paragraph-rsid="0175486c" style:font-name-asian="宋体1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ook Antiqua" fo:font-size="11pt" officeooo:rsid="0176b890" officeooo:paragraph-rsid="0176b890" style:font-name-asian="宋体1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ook Antiqua" fo:font-size="11pt" officeooo:rsid="017b824f" officeooo:paragraph-rsid="017b824f" style:font-name-asian="宋体1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Book Antiqua" fo:font-size="11pt" officeooo:rsid="017efd8d" officeooo:paragraph-rsid="017efd8d" style:font-name-asian="宋体1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Book Antiqua" fo:font-size="11pt" officeooo:rsid="01732006" officeooo:paragraph-rsid="0171c509" style:font-name-asian="宋体1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Book Antiqua" fo:font-size="11pt" officeooo:rsid="0170e9af" officeooo:paragraph-rsid="0170e9af" style:font-name-asian="宋体1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Book Antiqua" fo:font-size="11pt" officeooo:rsid="0182ba47" officeooo:paragraph-rsid="0182ba47" style:font-name-asian="宋体1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Book Antiqua" fo:font-size="11pt" officeooo:rsid="0182ba47" officeooo:paragraph-rsid="0192a2c7" style:font-name-asian="宋体1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Book Antiqua" fo:font-size="11pt" officeooo:rsid="01853119" officeooo:paragraph-rsid="01853119" style:font-name-asian="宋体1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Book Antiqua" fo:font-size="11pt" officeooo:rsid="0186e5e0" officeooo:paragraph-rsid="0186e5e0" style:font-name-asian="宋体1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Book Antiqua" fo:font-size="11pt" officeooo:rsid="017c1aa3" officeooo:paragraph-rsid="017c1aa3" style:font-name-asian="宋体1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Book Antiqua" fo:font-size="11pt" officeooo:rsid="01888f69" officeooo:paragraph-rsid="01888f69" style:font-name-asian="宋体1" style:font-size-asian="10.5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Book Antiqua" fo:font-size="11pt" officeooo:rsid="018aa1b7" officeooo:paragraph-rsid="018aa1b7" style:font-name-asian="宋体1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Book Antiqua" fo:font-size="11pt" officeooo:rsid="018aa1b7" officeooo:paragraph-rsid="0192a2c7" style:font-name-asian="宋体1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Book Antiqua" fo:font-size="11pt" officeooo:rsid="018b30b4" officeooo:paragraph-rsid="018b30b4" style:font-name-asian="宋体1" style:font-size-asian="10.5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Book Antiqua" fo:font-size="11pt" officeooo:rsid="018b30b4" officeooo:paragraph-rsid="0192a2c7" style:font-name-asian="宋体1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Book Antiqua" fo:font-size="11pt" officeooo:rsid="01953280" officeooo:paragraph-rsid="01953280" style:font-name-asian="宋体1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Book Antiqua" fo:font-size="11pt" officeooo:rsid="01972696" officeooo:paragraph-rsid="01972696" style:font-name-asian="宋体1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Book Antiqua" fo:font-size="11pt" officeooo:rsid="019c778d" officeooo:paragraph-rsid="019c778d" style:font-name-asian="宋体1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Book Antiqua" fo:font-size="11pt" officeooo:rsid="019ccf31" officeooo:paragraph-rsid="019ccf31" style:font-name-asian="宋体1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Book Antiqua" fo:font-size="11pt" officeooo:rsid="019e57ab" officeooo:paragraph-rsid="019e57ab" style:font-name-asian="宋体1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Book Antiqua" fo:font-size="11pt" officeooo:rsid="01a0c81a" officeooo:paragraph-rsid="01a0c81a" style:font-name-asian="宋体1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1732006" officeooo:paragraph-rsid="0180bbd2" style:font-name-asian="宋体1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175486c" officeooo:paragraph-rsid="0175486c" style:font-name-asian="宋体1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84e3b4" officeooo:paragraph-rsid="0184e3b4" style:font-name-asian="宋体1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94df32" officeooo:paragraph-rsid="0194df32" style:font-name-asian="宋体1" style:font-size-asian="10.5pt" style:font-size-complex="12pt"/>
    </style:style>
    <style:style style:name="P40" style:family="paragraph" style:parent-style-name="jil_5f_title_5f_2">
      <style:text-properties officeooo:rsid="0170e95c" officeooo:paragraph-rsid="0170e95c"/>
    </style:style>
    <style:style style:name="P41" style:family="paragraph" style:parent-style-name="jil_5f_title_5f_2">
      <style:text-properties officeooo:rsid="0170e95c" officeooo:paragraph-rsid="0192a2c7"/>
    </style:style>
    <style:style style:name="P42" style:family="paragraph" style:parent-style-name="jil_5f_table_5f_title_5f_center">
      <style:text-properties officeooo:rsid="0170e95c" officeooo:paragraph-rsid="0170e95c"/>
    </style:style>
    <style:style style:name="P43" style:family="paragraph" style:parent-style-name="jil_5f_table_5f_title_5f_center">
      <style:text-properties officeooo:rsid="0170e95c" officeooo:paragraph-rsid="0192a2c7"/>
    </style:style>
    <style:style style:name="P44" style:family="paragraph" style:parent-style-name="jil_5f_table_5f_title_5f_center">
      <style:text-properties officeooo:rsid="0176b890" officeooo:paragraph-rsid="0176b890"/>
    </style:style>
    <style:style style:name="P45" style:family="paragraph" style:parent-style-name="jil_5f_table_5f_title_5f_center">
      <style:text-properties officeooo:rsid="0176b890" officeooo:paragraph-rsid="0192a2c7"/>
    </style:style>
    <style:style style:name="P46" style:family="paragraph" style:parent-style-name="jil_5f_table_5f_title_5f_center">
      <style:text-properties officeooo:rsid="0180bbd2" officeooo:paragraph-rsid="0180bbd2"/>
    </style:style>
    <style:style style:name="P47" style:family="paragraph" style:parent-style-name="jil_5f_table_5f_title_5f_center">
      <style:text-properties officeooo:rsid="0180bbd2" officeooo:paragraph-rsid="0192a2c7"/>
    </style:style>
    <style:style style:name="P48" style:family="paragraph" style:parent-style-name="jil_5f_table_5f_title_5f_center">
      <style:text-properties officeooo:rsid="01811d78" officeooo:paragraph-rsid="01811d78"/>
    </style:style>
    <style:style style:name="P49" style:family="paragraph" style:parent-style-name="jil_5f_table_5f_title_5f_center">
      <style:text-properties officeooo:rsid="01811d78" officeooo:paragraph-rsid="0192a2c7"/>
    </style:style>
    <style:style style:name="P50" style:family="paragraph" style:parent-style-name="Standard">
      <style:text-properties officeooo:paragraph-rsid="0192a2c7"/>
    </style:style>
    <style:style style:name="P51" style:family="paragraph" style:parent-style-name="jil_5f_title" style:master-page-name="Standard">
      <style:paragraph-properties style:page-number="auto"/>
      <style:text-properties officeooo:rsid="0170e95c" officeooo:paragraph-rsid="0170e95c"/>
    </style:style>
    <style:style style:name="P52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Book Antiqua" fo:font-size="11pt" officeooo:rsid="01a13084" officeooo:paragraph-rsid="01a13084" style:font-name-asian="宋体1" style:font-size-asian="10.5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style:font-name="Book Antiqua" fo:font-size="11pt" officeooo:rsid="01a25268" officeooo:paragraph-rsid="01a25268" style:font-name-asian="宋体1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style:font-name="Book Antiqua" fo:font-size="11pt" officeooo:rsid="01a2c169" officeooo:paragraph-rsid="01a2c169" style:font-name-asian="宋体1" style:font-size-asian="10.5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style:font-name="Book Antiqua" fo:font-size="11pt" officeooo:rsid="01a351c7" officeooo:paragraph-rsid="01a351c7" style:font-name-asian="宋体1" style:font-size-asian="10.5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style:font-name="Book Antiqua" fo:font-size="11pt" officeooo:rsid="01a47180" officeooo:paragraph-rsid="01a47180" style:font-name-asian="宋体1" style:font-size-asian="10.5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Book Antiqua" fo:font-size="11pt" officeooo:rsid="01a57648" officeooo:paragraph-rsid="01a57648" style:font-name-asian="宋体1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Book Antiqua" fo:font-size="11pt" officeooo:paragraph-rsid="0192a2c7" style:font-name-asian="宋体1" style:font-size-asian="10.5pt" style:font-size-complex="12pt"/>
    </style:style>
    <style:style style:name="T1" style:family="text">
      <style:text-properties officeooo:rsid="0182ce0a"/>
    </style:style>
    <style:style style:name="T2" style:family="text">
      <style:text-properties officeooo:rsid="018ec69e"/>
    </style:style>
    <style:style style:name="T3" style:family="text">
      <style:text-properties officeooo:rsid="018f1a08"/>
    </style:style>
    <style:style style:name="T4" style:family="text">
      <style:text-properties officeooo:rsid="01907201"/>
    </style:style>
    <style:style style:name="T5" style:family="text">
      <style:text-properties officeooo:rsid="01934791"/>
    </style:style>
    <style:style style:name="T6" style:family="text">
      <style:text-properties officeooo:rsid="01983a48"/>
    </style:style>
    <style:style style:name="T7" style:family="text">
      <style:text-properties officeooo:rsid="019e57ab"/>
    </style:style>
    <style:style style:name="T8" style:family="text">
      <style:text-properties officeooo:rsid="019ea647"/>
    </style:style>
    <style:style style:name="T9" style:family="text">
      <style:text-properties officeooo:rsid="019f773b"/>
    </style:style>
    <style:style style:name="T10" style:family="text">
      <style:text-properties officeooo:rsid="01a3b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Plan</text:p>
      <text:p text:style-name="P8"/>
      <text:p text:style-name="P41">2016/0<text:span text:style-name="T5">8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3">Task</text:p>
          </table:table-cell>
          <table:table-cell table:style-name="Table1.A1" office:value-type="string">
            <text:p text:style-name="P47">Comments</text:p>
          </table:table-cell>
          <table:table-cell table:style-name="Table1.A1" office:value-type="string">
            <text:p text:style-name="P45">Module</text:p>
          </table:table-cell>
          <table:table-cell table:style-name="Table1.A1" office:value-type="string">
            <text:p text:style-name="P43">Status</text:p>
          </table:table-cell>
          <table:table-cell table:style-name="Table1.E1" office:value-type="string">
            <text:p text:style-name="P49">Date</text:p>
          </table:table-cell>
        </table:table-row>
        <table:table-row table:style-name="Table1.2">
          <table:table-cell table:style-name="Table1.A2" office:value-type="string">
            <text:p text:style-name="P39"><text:span text:style-name="T7">Add </text:span>Icon Size config.</text:p>
          </table:table-cell>
          <table:table-cell table:style-name="Table1.A2" office:value-type="string">
            <text:p text:style-name="P34">Support 3 different <text:span text:style-name="T8">resolutions</text:span> of icon<text:span text:style-name="T8">s</text:span>: Low, Medium, High<text:span text:style-name="T9">.</text:span></text:p>
            <text:p text:style-name="P34"/>
          </table:table-cell>
          <table:table-cell table:style-name="Table1.A2" office:value-type="string">
            <text:p text:style-name="P30">Preference</text:p>
          </table:table-cell>
          <table:table-cell table:style-name="Table1.A2" office:value-type="string">
            <text:p text:style-name="P35">Done</text:p>
          </table:table-cell>
          <table:table-cell table:style-name="Table1.E2" office:value-type="string">
            <text:p text:style-name="P35">2016/8/24</text:p>
          </table:table-cell>
        </table:table-row>
        <table:table-row>
          <table:table-cell table:style-name="Table1.A2" office:value-type="string">
            <text:p text:style-name="P31">Merge the font<text:span text:style-name="T6">s </text:span>of Line Number and Text Editor.</text:p>
          </table:table-cell>
          <table:table-cell table:style-name="Table1.A2" office:value-type="string">
            <text:p text:style-name="P32">对这两个区域，允许两种字体，并不能改善界面。反而会因为不一致而使界面变得丑陋。而且以鼠标滚轮调整字体大小时，最好能同时改变两者。</text:p>
          </table:table-cell>
          <table:table-cell table:style-name="Table1.A2" office:value-type="string">
            <text:p text:style-name="P33">Preference / Font</text:p>
          </table:table-cell>
          <table:table-cell table:style-name="Table1.A2" office:value-type="string">
            <text:p text:style-name="P35">Done</text:p>
          </table:table-cell>
          <table:table-cell table:style-name="Table1.E2" office:value-type="string">
            <text:p text:style-name="P35">2016/8/24</text:p>
          </table:table-cell>
        </table:table-row>
        <table:table-row>
          <table:table-cell table:style-name="Table1.A2" office:value-type="string">
            <text:p text:style-name="P52">Add font config for Find Panel.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3">Preference / Font</text:p>
          </table:table-cell>
          <table:table-cell table:style-name="Table1.A2" office:value-type="string">
            <text:p text:style-name="P27"/>
          </table:table-cell>
          <table:table-cell table:style-name="Table1.E2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54">Support ‘\t‘ for find.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Find &amp; Replace</text:p>
          </table:table-cell>
          <table:table-cell table:style-name="Table1.A2" office:value-type="string">
            <text:p text:style-name="P21"/>
          </table:table-cell>
          <table:table-cell table:style-name="Table1.E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55">Find using regex: remove cross-line support. <text:span text:style-name="T10">Line by line instead.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Find &amp; Replace</text:p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56">Replace (no regex).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>Find &amp; Replace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</table:table>
      <text:p text:style-name="P7"><text:span text:style-name="symbol4_5f_cpp"/></text:p>
      <text:p text:style-name="P40">2016/07</text:p>
      <table:table table:name="FindPanel" table:style-name="FindPanel">
        <table:table-column table:style-name="FindPanel.A"/>
        <table:table-column table:style-name="FindPanel.B"/>
        <table:table-column table:style-name="FindPanel.C"/>
        <table:table-column table:style-name="FindPanel.D"/>
        <table:table-column table:style-name="FindPanel.E"/>
        <table:table-row>
          <table:table-cell table:style-name="FindPanel.A1" office:value-type="string">
            <text:p text:style-name="P42">Task</text:p>
          </table:table-cell>
          <table:table-cell table:style-name="FindPanel.A1" office:value-type="string">
            <text:p text:style-name="P46">Comments</text:p>
          </table:table-cell>
          <table:table-cell table:style-name="FindPanel.A1" office:value-type="string">
            <text:p text:style-name="P44">Module</text:p>
          </table:table-cell>
          <table:table-cell table:style-name="FindPanel.A1" office:value-type="string">
            <text:p text:style-name="P42">Status</text:p>
          </table:table-cell>
          <table:table-cell table:style-name="FindPanel.E1" office:value-type="string">
            <text:p text:style-name="P48">Date</text:p>
          </table:table-cell>
        </table:table-row>
        <text:soft-page-break/>
        <table:table-row table:style-name="FindPanel.2">
          <table:table-cell table:style-name="FindPanel.A2" office:value-type="string">
            <text:p text:style-name="P19">Use wxTextCtrl instead of wxComboBox for Find Panel.</text:p>
            <text:p text:style-name="P13">wxComboBox has a drop-down icon to show the find history. But it doesn't look well on GTK+.</text:p>
            <text:p text:style-name="P36">Use a bitmap button with a popup menu.</text:p>
            <text:p text:style-name="P38">Popup history menu when key UP/DOWN is pressed.</text:p>
          </table:table-cell>
          <table:table-cell table:style-name="FindPanel.A2" office:value-type="string">
            <text:p text:style-name="P18"/>
          </table:table-cell>
          <table:table-cell table:style-name="FindPanel.A2" office:value-type="string">
            <text:p text:style-name="P14">Find Panel</text:p>
          </table:table-cell>
          <table:table-cell table:style-name="FindPanel.A2" office:value-type="string">
            <text:p text:style-name="P22">Done</text:p>
          </table:table-cell>
          <table:table-cell table:style-name="FindPanel.E2" office:value-type="string">
            <text:p text:style-name="P22">2016/8/19</text:p>
          </table:table-cell>
        </table:table-row>
        <table:table-row>
          <table:table-cell table:style-name="FindPanel.A2" office:value-type="string">
            <text:p text:style-name="P16">Chinese doesn't display fully in vertical in the Find Panel combo boxes on GTK+.</text:p>
          </table:table-cell>
          <table:table-cell table:style-name="FindPanel.A2" office:value-type="string">
            <text:p text:style-name="P24">Windows doesn't have this issue.</text:p>
            <text:p text:style-name="P23">wxComboBox has been replaced by wxTextCtrl.</text:p>
          </table:table-cell>
          <table:table-cell table:style-name="FindPanel.A2" office:value-type="string">
            <text:p text:style-name="P16">Find Panel</text:p>
          </table:table-cell>
          <table:table-cell table:style-name="FindPanel.A2" office:value-type="string">
            <text:p text:style-name="P23">Done</text:p>
          </table:table-cell>
          <table:table-cell table:style-name="FindPanel.E2" office:value-type="string">
            <text:p text:style-name="P25">2016/8/19</text:p>
          </table:table-cell>
        </table:table-row>
        <table:table-row>
          <table:table-cell table:style-name="FindPanel.A2" office:value-type="string">
            <text:p text:style-name="P37">Add check status to file encoding menu, file format menu and file type menu.</text:p>
          </table:table-cell>
          <table:table-cell table:style-name="FindPanel.A2" office:value-type="string">
            <text:p text:style-name="P2">Just like Tab Options menu.</text:p>
            <text:p text:style-name="P4">Canceled <text:span text:style-name="T2">reason</text:span>: <text:span text:style-name="T2">Much code has to be added while the </text:span>UX <text:span text:style-name="T2">seems not</text:span> <text:span text:style-name="T4">very </text:span>improved<text:span text:style-name="T3">.</text:span></text:p>
            <text:p text:style-name="P2"/>
          </table:table-cell>
          <table:table-cell table:style-name="FindPanel.A2" office:value-type="string">
            <text:p text:style-name="P14">Status Bar</text:p>
          </table:table-cell>
          <table:table-cell table:style-name="FindPanel.A2" office:value-type="string">
            <text:p text:style-name="P26">Canceled</text:p>
          </table:table-cell>
          <table:table-cell table:style-name="FindPanel.E2" office:value-type="string">
            <text:p text:style-name="P28">2016/8/19</text:p>
          </table:table-cell>
        </table:table-row>
        <table:table-row>
          <table:table-cell table:style-name="FindPanel.A2" office:value-type="string">
            <text:p text:style-name="P15">Group find and replace menu items to "Find &amp; Replace".</text:p>
          </table:table-cell>
          <table:table-cell table:style-name="FindPanel.A2" office:value-type="string">
            <text:p text:style-name="Standard"><text:s/></text:p>
          </table:table-cell>
          <table:table-cell table:style-name="FindPanel.A2" office:value-type="string">
            <text:p text:style-name="P15">Menu</text:p>
          </table:table-cell>
          <table:table-cell table:style-name="FindPanel.A2" office:value-type="string">
            <text:p text:style-name="P20">Done</text:p>
          </table:table-cell>
          <table:table-cell table:style-name="FindPanel.E2" office:value-type="string">
            <text:p text:style-name="P20">2016/<text:span text:style-name="T1">7</text:span>/<text:span text:style-name="T1">1</text:span></text:p>
          </table:table-cell>
        </table:table-row>
        <table:table-row>
          <table:table-cell table:style-name="FindPanel.A2" office:value-type="string">
            <text:p text:style-name="P17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11"/>
          </table:table-cell>
          <table:table-cell table:style-name="FindPanel.A2" office:value-type="string">
            <text:p text:style-name="P9"/>
          </table:table-cell>
          <table:table-cell table:style-name="FindPanel.E2" office:value-type="string">
            <text:p text:style-name="P9"/>
          </table:table-cell>
        </table:table-row>
        <table:table-row>
          <table:table-cell table:style-name="FindPanel.A2" office:value-type="string">
            <text:p text:style-name="P11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11"/>
          </table:table-cell>
          <table:table-cell table:style-name="FindPanel.A2" office:value-type="string">
            <text:p text:style-name="P11"/>
          </table:table-cell>
          <table:table-cell table:style-name="FindPanel.E2" office:value-type="string">
            <text:p text:style-name="P11"/>
          </table:table-cell>
        </table:table-row>
      </table:table>
      <text:p text:style-name="P6"><text:span text:style-name="symbol4_5f_cp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loext:contextual-spacing="false" fo:text-align="start" style:justify-single-word="false" fo:text-indent="0cm" style:auto-text-indent="false" style:page-number="auto"/>
      <style:text-properties fo:text-transform="capitalize" style:font-name="Georgia2" fo:font-family="Georgia" style:font-style-name="粗体" style:font-family-generic="roman" style:font-pitch="variable" fo:font-size="16pt" fo:font-style="normal" fo:font-weight="bold" style:font-name-asian="宋体3" style:font-family-asian="宋体" style:font-style-name-asian="Bold" style:font-pitch-asian="variable" style:font-size-asian="16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loext:graphic-properties draw:fill="none" draw:fill-color="#cfe7f5"/>
      <style:paragraph-properties fo:line-height="125%" style:page-number="auto" fo:background-color="transparent"/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loext:graphic-properties draw:fill="none" draw:fill-color="#cfe7f5"/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loext:contextual-spacing="false" fo:text-indent="0.4cm" style:auto-text-indent="false" style:shadow="none"/>
      <style:text-properties fo:text-transform="capitalize" style:font-name="Tahoma" fo:font-family="Tahoma" style:font-style-name="Bold" style:font-family-generic="swiss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loext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family="'Book Antiqua'" style:font-style-name="Bold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jil_5f_body_5f_blue" style:display-name="jil_body_blue" style:family="text">
      <style:text-properties fo:color="#0000ff" style:font-name="Book Antiqua" fo:font-family="'Book Antiqua'" style:font-style-name="Regular" style:font-family-generic="roman" style:font-pitch="variable" fo:font-size="10pt"/>
    </style:style>
    <style:style style:name="jil_5f_body_5f_red" style:display-name="jil_body_red" style:family="text">
      <style:text-properties fo:color="#ff0000" style:font-name="Book Antiqua" fo:font-family="'Book Antiqua'" style:font-style-name="Regular" style:font-family-generic="roman" style:font-pitch="variable" fo:font-size="10pt" style:font-size-asian="10pt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>
        <text:p text:style-name="jil_5f_footer_5f_right"><text:page-number text:select-page="current">2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8H46M21S</meta:editing-duration>
    <meta:editing-cycles>396</meta:editing-cycles>
    <meta:generator>LibreOffice/5.1.4.2$Windows_X86_64 LibreOffice_project/f99d75f39f1c57ebdd7ffc5f42867c12031db97a</meta:generator>
    <meta:creation-date>2012-11-15T12:29:24.83</meta:creation-date>
    <dc:date>2016-08-29T10:27:49.947000000</dc:date>
    <meta:document-statistic meta:table-count="2" meta:image-count="0" meta:object-count="0" meta:page-count="2" meta:paragraph-count="57" meta:word-count="270" meta:character-count="1228" meta:non-whitespace-character-count="1077"/>
    <meta:user-defined meta:name="Info 1"/>
    <meta:user-defined meta:name="Info 2"/>
    <meta:user-defined meta:name="Info 3"/>
    <meta:user-defined meta:name="Info 4"/>
  </office:meta>
</office:document-meta>
</file>